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61f7" officeooo:paragraph-rsid="001361f7"/>
    </style:style>
    <style:style style:name="P2" style:family="paragraph" style:parent-style-name="Standard">
      <style:text-properties officeooo:rsid="00169047" officeooo:paragraph-rsid="00169047"/>
    </style:style>
    <style:style style:name="P3" style:family="paragraph" style:parent-style-name="Standard">
      <style:text-properties officeooo:rsid="001cca27" officeooo:paragraph-rsid="001cca27"/>
    </style:style>
    <style:style style:name="P4" style:family="paragraph" style:parent-style-name="Standard">
      <style:text-properties officeooo:rsid="0018f44d" officeooo:paragraph-rsid="0018f44d"/>
    </style:style>
    <style:style style:name="P5" style:family="paragraph" style:parent-style-name="Standard">
      <style:text-properties officeooo:paragraph-rsid="001d8414"/>
    </style:style>
    <style:style style:name="P6" style:family="paragraph" style:parent-style-name="Standard">
      <style:text-properties officeooo:rsid="001eb6e8" officeooo:paragraph-rsid="001eb6e8"/>
    </style:style>
    <style:style style:name="P7" style:family="paragraph" style:parent-style-name="Standard">
      <style:text-properties officeooo:rsid="00223221" officeooo:paragraph-rsid="00223221"/>
    </style:style>
    <style:style style:name="P8" style:family="paragraph" style:parent-style-name="Standard">
      <style:text-properties officeooo:rsid="0023c229" officeooo:paragraph-rsid="0023c229"/>
    </style:style>
    <style:style style:name="P9" style:family="paragraph" style:parent-style-name="Standard">
      <style:text-properties officeooo:paragraph-rsid="0023c229"/>
    </style:style>
    <style:style style:name="P10" style:family="paragraph" style:parent-style-name="Standard">
      <style:text-properties officeooo:rsid="0024bd03" officeooo:paragraph-rsid="0024bd03"/>
    </style:style>
    <style:style style:name="P11" style:family="paragraph" style:parent-style-name="Standard">
      <style:text-properties officeooo:rsid="00261da2" officeooo:paragraph-rsid="00261da2"/>
    </style:style>
    <style:style style:name="P12" style:family="paragraph" style:parent-style-name="Standard">
      <style:text-properties officeooo:rsid="0025a30a" officeooo:paragraph-rsid="0025a30a"/>
    </style:style>
    <style:style style:name="P13" style:family="paragraph" style:parent-style-name="Standard">
      <style:text-properties officeooo:rsid="0028cbf3" officeooo:paragraph-rsid="0028cbf3"/>
    </style:style>
    <style:style style:name="P14" style:family="paragraph" style:parent-style-name="Standard">
      <style:text-properties officeooo:rsid="002a3362" officeooo:paragraph-rsid="002a3362"/>
    </style:style>
    <style:style style:name="P15" style:family="paragraph" style:parent-style-name="Standard">
      <style:text-properties officeooo:rsid="002b74fd" officeooo:paragraph-rsid="002b74fd"/>
    </style:style>
    <style:style style:name="P16" style:family="paragraph" style:parent-style-name="Standard">
      <style:text-properties officeooo:rsid="002bd494" officeooo:paragraph-rsid="002bd494"/>
    </style:style>
    <style:style style:name="P17" style:family="paragraph" style:parent-style-name="Standard">
      <style:text-properties officeooo:rsid="002ccf21" officeooo:paragraph-rsid="002ccf21"/>
    </style:style>
    <style:style style:name="P18" style:family="paragraph" style:parent-style-name="Standard">
      <style:text-properties officeooo:rsid="002d6973" officeooo:paragraph-rsid="002d6973"/>
    </style:style>
    <style:style style:name="T1" style:family="text">
      <style:text-properties officeooo:rsid="001cca27"/>
    </style:style>
    <style:style style:name="T2" style:family="text">
      <style:text-properties officeooo:rsid="001d8414"/>
    </style:style>
    <style:style style:name="T3" style:family="text">
      <style:text-properties fo:font-weight="normal"/>
    </style:style>
    <style:style style:name="T4" style:family="text">
      <style:text-properties officeooo:rsid="001eb6e8"/>
    </style:style>
    <style:style style:name="T5" style:family="text">
      <style:text-properties officeooo:rsid="00223221"/>
    </style:style>
    <style:style style:name="T6" style:family="text">
      <style:text-properties officeooo:rsid="0023c229"/>
    </style:style>
    <style:style style:name="T7" style:family="text">
      <style:text-properties officeooo:rsid="0025a30a"/>
    </style:style>
    <style:style style:name="T8" style:family="text">
      <style:text-properties officeooo:rsid="00261da2"/>
    </style:style>
    <style:style style:name="T9" style:family="text">
      <style:text-properties officeooo:rsid="00275627"/>
    </style:style>
    <style:style style:name="T10" style:family="text">
      <style:text-properties officeooo:rsid="0028cbf3"/>
    </style:style>
    <style:style style:name="T11" style:family="text">
      <style:text-properties officeooo:rsid="002a3362"/>
    </style:style>
    <style:style style:name="T12" style:family="text">
      <style:text-properties officeooo:rsid="002bd494"/>
    </style:style>
    <style:style style:name="T13" style:family="text">
      <style:text-properties officeooo:rsid="002ccf21"/>
    </style:style>
    <style:style style:name="T14" style:family="text">
      <style:text-properties officeooo:rsid="002e7c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 historie van programeer talen.</text:p>
      <text:p text:style-name="P1"/>
      <text:p text:style-name="P1"/>
      <text:p text:style-name="P2">waarom zijn programeer talen ontstaan?</text:p>
      <text:p text:style-name="P7">Vaak wordt over programeer talen gepraat als er iets wat de mens kan schrijven door een machine of algoritme gelezen kan worden. Vaak wordt het geschreven in mensen taal en dan vertaald naar machine code voor de desbetreffende processor type. <text:span text:style-name="T9">In het begin waaren programeer taalen heel primitief en gelimiteerd door de rekenkracht/opslag van de computer. </text:span><text:span text:style-name="T10">En daarom stellen we vandaag de vraag wat probeerde de programeer taal optelossen </text:span><text:span text:style-name="T11">of waarvoor het gebruikt wordt</text:span></text:p>
      <text:p text:style-name="P2"/>
      <text:p text:style-name="P2"/>
      <text:p text:style-name="P1"/>
      <text:p text:style-name="P1">de vroege jaren oud-1970</text:p>
      <text:p text:style-name="P5"><text:span text:style-name="T1">Over het algemeen </text:span><text:span text:style-name="T2">wordt “</text:span><text:span text:style-name="T3">Algorithm for the Analytical Engine”</text:span><text:span text:style-name="T2"> bescouwt als een van de alle eerste programeer talen[1]. Deze taal/</text:span><text:span text:style-name="T4">algortime</text:span><text:span text:style-name="T2"> is ontworper door Ada Lovelace in 1883 </text:span><text:span text:style-name="T4">voor de Analytical engine[2]. </text:span></text:p>
      <text:p text:style-name="P5"/>
      <text:p text:style-name="P6">Fortran is een van de oudste programeer talen die vandaag nog steeds wordt gebruikt[1]</text:p>
      <text:p text:style-name="P10">basic is gemaakt om te dienen als een gateway drug van programeer talen, helaas is het met de tijd verdwenen in obscuriteit.</text:p>
      <text:p text:style-name="P6">cobol: <text:span text:style-name="T5">was een van de eerste programeer talen die echt aansloeg omdat het draaide op alle soorten <text:s/>computers. Het is tegenwoordig veel te vinden bij banken voor het verwerken van transacties en bij de belasting dienst.</text:span></text:p>
      <text:p text:style-name="P6">Lisp <text:span text:style-name="T5">is gemaakt om te helpen met onderzoek naar ai. Het wordt tegenwoordig nog veel gebruikt in situaties waar je ook python of ruby kan toepassen.</text:span></text:p>
      <text:p text:style-name="P1"/>
      <text:p text:style-name="P1"/>
      <text:p text:style-name="P1">1970-1985</text:p>
      <text:p text:style-name="P8">c is een van de aller eerste high-level programeer talen. Wordt tegenwoordig veel gebruikt voor embedded systems zoals unix. <text:span text:style-name="T10">Verder is de snelheid van c bijna net zo snel als rauwe x86 assembly[4].</text:span></text:p>
      <text:p text:style-name="P9"><text:span text:style-name="T6">Sql: dit wordt nog veel gebruikt om database queries te schrijven die </text:span><text:bookmark text:name="firstHeading"/>ISO/IEC 9075 <text:span text:style-name="T6">volgen</text:span><text:span text:style-name="T11">[6]</text:span></text:p>
      <text:p text:style-name="P8">matlab: een programeer taal die tegenwoordig nog steeds veel gebruikt wordt voor wiskundige <text:span text:style-name="T11">programma’s te schrijven zoals een vleugel profiel te maken[5]</text:span></text:p>
      <text:p text:style-name="P1"/>
      <text:p text:style-name="P1">1985-2000</text:p>
      <text:p text:style-name="P10">c++ is gemaakt om extra dingen toetevoegen aan c. dingen zoals classes en meer ingebouwde functies. Dit wordt tot op deze dag veel gebruikt in gamedevelopment<text:span text:style-name="T12">[7]</text:span></text:p>
      <text:p text:style-name="P10">objective-c is destijd gemaakt voor de NeXT en werdt tot 2014 veel gebruikt om software te maken op apple systeemen<text:span text:style-name="T12">[8]</text:span></text:p>
      <text:p text:style-name="P10">perl <text:span text:style-name="T7">is een programeer taal die vooral server side gebruikt kan woorden maar is in de jare 90 verstoten door php</text:span><text:span text:style-name="T12">[9]</text:span></text:p>
      <text:p text:style-name="P1"/>
      <text:p text:style-name="P1">2000-2010</text:p>
      <text:p text:style-name="P10">js: <text:span text:style-name="T7">dit wordt tot op vandaag gebruikt door alle webbrowsers om dynamishe content te tonen</text:span><text:span text:style-name="T13">[10]</text:span></text:p>
      <text:p text:style-name="P10">java: <text:span text:style-name="T7">dit wordt vooral gebruikt door groote bedrijven door zijn excelente schaalbaarheid</text:span><text:span text:style-name="T13">[11]</text:span></text:p>
      <text:p text:style-name="P10">haskel<text:span text:style-name="T7">l </text:span><text:span text:style-name="T8">wordt veel gebruikt voor server side applicaties zoals de spam filter van facebook verder staat het bekent om de snelheid</text:span><text:span text:style-name="T13">[12]</text:span></text:p>
      <text:p text:style-name="P1"/>
      <text:p text:style-name="P1">2010-nu</text:p>
      <text:p text:style-name="P11">rust <text:span text:style-name="T9">is een </text:span><text:span text:style-name="T13">c maar dan wordt alles gechekt op eventueele fouten bij het compilen, het gaat gebruikt worden voor alles van webassembly tot os development.[13]</text:span></text:p>
      <text:p text:style-name="P11"><text:soft-page-break/>Swift <text:span text:style-name="T14">wordt nu veel gebruikt om apps te bouwen die kunnen draaien in het apple ecosysteem[14]</text:span></text:p>
      <text:p text:style-name="P11"/>
      <text:p text:style-name="P1"/>
      <text:p text:style-name="P2">conclusie:</text:p>
      <text:p text:style-name="P2"/>
      <text:p text:style-name="P2">de meeste talen zijn bestaan uit een bepaalde behoefte en die zijn langzaam vervangen</text:p>
      <text:p text:style-name="P2"/>
      <text:p text:style-name="P2"/>
      <text:p text:style-name="P4">hooftvraag waarom zijn programeer talen ontstaan?</text:p>
      <text:p text:style-name="P4"/>
      <text:p text:style-name="P3">[1]: <text:a xlink:type="simple" xlink:href="https://www.learnacademy.org/blog/first-programming-language-use-microsoft-apple/" text:style-name="Internet_20_link" text:visited-style-name="Visited_20_Internet_20_Link">https://www.learnacademy.org/blog/first-programming-language-use-microsoft-apple/</text:a></text:p>
      <text:p text:style-name="P6">[2]: <text:a xlink:type="simple" xlink:href="https://www.britannica.com/technology/Analytical-Engine" text:style-name="Internet_20_link" text:visited-style-name="Visited_20_Internet_20_Link">https://www.britannica.com/technology/Analytical-Engine</text:a></text:p>
      <text:p text:style-name="P12">[3]: <text:a xlink:type="simple" xlink:href="https://www.youtube.com/watch?v=Qa8IfEeBJqk" text:style-name="Internet_20_link" text:visited-style-name="Visited_20_Internet_20_Link">https://www.youtube.com/watch?v=Qa8IfEeBJqk</text:a></text:p>
      <text:p text:style-name="P13">[4]: <text:a xlink:type="simple" xlink:href="https://www.youtube.com/watch?v=3PcIJKd1PKU" text:style-name="Internet_20_link" text:visited-style-name="Visited_20_Internet_20_Link">https://www.youtube.com/watch?v=3PcIJKd1PKU</text:a></text:p>
      <text:p text:style-name="P14">[5]: https://www.mathworks.com/help/ident/ug/modal-analysis-of-a-flexible-flying-wing-aircraft.html</text:p>
      <text:p text:style-name="P14">[6]; <text:a xlink:type="simple" xlink:href="https://nl.wikipedia.org/wiki/SQL" text:style-name="Internet_20_link" text:visited-style-name="Visited_20_Internet_20_Link">https://nl.wikipedia.org/wiki/SQL</text:a></text:p>
      <text:p text:style-name="P15">[7]: <text:a xlink:type="simple" xlink:href="https://www.codecademy.com/resources/blog/what-is-c-plus-plus-used-for/" text:style-name="Internet_20_link" text:visited-style-name="Visited_20_Internet_20_Link">https://www.codecademy.com/resources/blog/what-is-c-plus-plus-used-for/</text:a></text:p>
      <text:p text:style-name="P16">[8]:<text:a xlink:type="simple" xlink:href="https://nl.wikipedia.org/wiki/Objective-C" text:style-name="Internet_20_link" text:visited-style-name="Visited_20_Internet_20_Link">https://nl.wikipedia.org/wiki/Objective-C</text:a></text:p>
      <text:p text:style-name="P16">[9]: <text:a xlink:type="simple" xlink:href="https://nl.wikipedia.org/wiki/Perl_(programmeertaal" text:style-name="Internet_20_link" text:visited-style-name="Visited_20_Internet_20_Link">https://nl.wikipedia.org/wiki/Perl_(programmeertaal</text:a>)</text:p>
      <text:p text:style-name="P17">[10]: <text:a xlink:type="simple" xlink:href="https://www.slideshare.net/jeresig/javascript-15-to-20-tomtom" text:style-name="Internet_20_link" text:visited-style-name="Visited_20_Internet_20_Link">https://www.slideshare.net/jeresig/javascript-15-to-20-tomtom</text:a></text:p>
      <text:p text:style-name="P17">[11]: <text:a xlink:type="simple" xlink:href="https://www.oracle.com/nl/java/" text:style-name="Internet_20_link" text:visited-style-name="Visited_20_Internet_20_Link">https://www.oracle.com/nl/java/</text:a></text:p>
      <text:p text:style-name="P17">[12]: <text:a xlink:type="simple" xlink:href="https://www.youtube.com/watch?v=Qa8IfEeBJqk" text:style-name="Internet_20_link" text:visited-style-name="Visited_20_Internet_20_Link">https://www.youtube.com/watch?v=Qa8IfEeBJqk</text:a></text:p>
      <text:p text:style-name="P17">[13]: <text:a xlink:type="simple" xlink:href="https://www.rust-lang.org/" text:style-name="Internet_20_link" text:visited-style-name="Visited_20_Internet_20_Link">https://www.rust-lang.org/</text:a></text:p>
      <text:p text:style-name="P18">[14]; https://www.apple.com/fr/swif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0T13:39:11.084727241</meta:creation-date>
    <dc:date>2022-01-16T23:35:37.613000000</dc:date>
    <meta:editing-duration>PT2H31M29S</meta:editing-duration>
    <meta:editing-cycles>8</meta:editing-cycles>
    <meta:generator>LibreOffice/7.1.3.2$Windows_X86_64 LibreOffice_project/47f78053abe362b9384784d31a6e56f8511eb1c1</meta:generator>
    <meta:document-statistic meta:table-count="0" meta:image-count="0" meta:object-count="0" meta:page-count="2" meta:paragraph-count="41" meta:word-count="496" meta:character-count="3707" meta:non-whitespace-character-count="3250"/>
  </office:meta>
</office:document-meta>
</file>